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style:text-properties fo:color="#000000" style:font-name="Arial" fo:font-size="12pt" officeooo:rsid="0004272f" officeooo:paragraph-rsid="0004272f" style:font-size-asian="12pt" style:font-size-complex="12pt"/>
    </style:style>
    <style:style style:name="P2" style:family="paragraph" style:parent-style-name="Standard">
      <style:paragraph-properties fo:line-height="150%"/>
      <style:text-properties fo:color="#000000" style:font-name="Arial" fo:font-size="6pt" officeooo:rsid="0004272f" officeooo:paragraph-rsid="0004272f" style:font-size-asian="5.25pt" style:font-size-complex="6pt"/>
    </style:style>
    <style:style style:name="P3" style:family="paragraph" style:parent-style-name="Text_20_body" style:list-style-name="L1">
      <style:paragraph-properties fo:line-height="150%"/>
      <style:text-properties fo:font-variant="normal" fo:text-transform="none" fo:color="#000000" style:font-name="Arial" fo:font-size="12pt" fo:letter-spacing="normal" fo:font-style="normal" fo:font-weight="normal" officeooo:rsid="0004272f" officeooo:paragraph-rsid="0004272f" style:font-size-asian="12pt" style:font-size-complex="12pt"/>
    </style:style>
    <style:style style:name="P4" style:family="paragraph" style:parent-style-name="Text_20_body" style:list-style-name="L1" style:master-page-name="">
      <style:paragraph-properties fo:margin-left="0.5in" fo:margin-right="0in" fo:margin-top="0in" fo:margin-bottom="0.0972in" style:contextual-spacing="false" fo:line-height="150%" fo:text-indent="0in" style:auto-text-indent="false" style:page-number="auto"/>
      <style:text-properties fo:font-variant="normal" fo:text-transform="none" fo:color="#000000" style:font-name="Arial" fo:font-size="12pt" fo:letter-spacing="normal" fo:font-style="normal" fo:font-weight="normal" officeooo:rsid="00050b39" officeooo:paragraph-rsid="00050b39" style:font-size-asian="12pt" style:font-size-complex="12pt"/>
    </style:style>
    <style:style style:name="P5" style:family="paragraph" style:parent-style-name="Text_20_body" style:list-style-name="L1" style:master-page-name="">
      <style:paragraph-properties fo:margin-left="0.5in" fo:margin-right="0in" fo:margin-top="0in" fo:margin-bottom="0.1043in" style:contextual-spacing="false" fo:line-height="150%" fo:text-align="start" style:justify-single-word="false" fo:text-indent="0in" style:auto-text-indent="false" style:page-number="auto" fo:padding="0in" fo:border="none"/>
      <style:text-properties fo:font-variant="normal" fo:text-transform="none" fo:color="#000000" style:font-name="Arial" fo:font-size="12pt" fo:letter-spacing="normal" fo:font-style="normal" fo:font-weight="normal" officeooo:rsid="0005ba22" officeooo:paragraph-rsid="0005ba22" style:font-size-asian="12pt" style:font-size-complex="12pt"/>
    </style:style>
    <style:style style:name="P6" style:family="paragraph" style:parent-style-name="Text_20_body" style:list-style-name="L1">
      <style:paragraph-properties fo:margin-left="0in" fo:margin-right="0in" fo:margin-top="0in" fo:margin-bottom="0.1043in" style:contextual-spacing="false" fo:line-height="150%" fo:text-align="start" style:justify-single-word="false" fo:text-indent="0in" style:auto-text-indent="false" fo:break-before="page" fo:padding="0in" fo:border="non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officeooo:rsid="000740c2"/>
    </style:style>
    <style:style style:name="T2" style:family="text">
      <style:text-properties officeooo:rsid="000a76b6"/>
    </style:style>
    <style:style style:name="T3" style:family="text">
      <style:text-properties officeooo:rsid="000b14e8"/>
    </style:style>
    <text:list-style style:name="L1">
      <text:list-level-style-number text:level="1"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Hansen</text:p>
      <text:p text:style-name="P1">CIS280</text:p>
      <text:p text:style-name="P1">Fundamentals <text:span text:style-name="T3">of Database Management</text:span></text:p>
      <text:p text:style-name="P1">Final</text:p>
      <text:p text:style-name="P2"/>
      <text:list xml:id="list6633545095831520604" text:style-name="L1">
        <text:list-item>
          <text:p text:style-name="P3"><text:bookmark text:name="yui_3_15_0_3_1418157130474_268"/>Describe referential integrity and cascade options. How can they be helpful and when can they be a downright pain in the neck?</text:p>
          <text:p text:style-name="P4">Referential integrity is a feature in most RDBMS that requires all foreign keys to exist as a unique or primary key in another table. This helps create databases with strong data integrity because it will not allow for tables that do not accurately reference other tables. Referential integrity also involves cascading updates and deletes. Cascading updates and deletes let us update or delete everything connected to a primary key. They can be extremely helpful to update something like a sales database. <text:span text:style-name="T2">For example, i</text:span>f a store no longer carries an item, they can delete its primary key and all references to that item would also be removed. However, this is also dangerous because if the item was referenced by a foreign key on a customer table, all customers who are linked to the item would also be deleted. <text:span text:style-name="T2">Because we don't always want to change the child table when we change the parent, cascading updates and deletes should only be used after consideration of the outcome of using one.</text:span></text:p>
        </text:list-item>
        <text:list-item>
          <text:p text:style-name="P6"><text:s/>Describe the security model used by MySQL. Be specific as to the different aspects of authentication and where permissions come from (i.e. what tables are they stored in?). Describe how permissions are determined.</text:p>
          <text:p text:style-name="P5">MySQL stores permissions in the mysql database in the grant tables, <text:span text:style-name="T1">which are</text:span>: user, db, tables_priv, columns_priv, host, and procs_priv. <text:span text:style-name="T1">A user in the mysql.user table is considered a superuser. Being there normally means that their permissions extend to all databases. All other permissions are determined by the intersection of permissions in the other tables. For instance, if a user is attempting to access information in the Classes table in the School database from 127.21.31.2 host, first their permissions are checked by their username on the tables_priv tables. At the same time their host is being checked against the host table. If and only if their username and their host have sufficient permissions to access that table will they be able. If either the host or username do not have the necessary permissions in their respective table, the user will be unable to access the data. This method of storing permissions is an effective method of securing MySQL servers. It allows administrators to limit access by username and/or host and to limit this access to just specific columns if they choose. This means that no one gets more power than needed and that logging in from a remote location can be made much more difficult. It also means that administrators can create group permissions by putting all members of a specific group into the same host and then limiting all users on a particular host with wildcard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12:32:55.758987216</meta:creation-date>
    <dc:date>2014-12-10T11:11:38.276738571</dc:date>
    <meta:editing-duration>PT36M31S</meta:editing-duration>
    <meta:editing-cycles>8</meta:editing-cycles>
    <meta:generator>LibreOffice/4.2.7.2$Linux_X86_64 LibreOffice_project/420$Build-2</meta:generator>
    <meta:document-statistic meta:table-count="0" meta:image-count="0" meta:object-count="0" meta:page-count="2" meta:paragraph-count="8" meta:word-count="471" meta:character-count="2823" meta:non-whitespace-character-count="2361"/>
  </office:meta>
</office:document-meta>
</file>